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C7000006CB8A696B0192B15FE5.jpg" manifest:media-type="image/jpeg"/>
  <manifest:file-entry manifest:full-path="Pictures/1000000000001C20000008CA18BAF872DF4E0741.jpg" manifest:media-type="image/jpeg"/>
  <manifest:file-entry manifest:full-path="Pictures/1000000000001BAC00000C4917C7F6034EB1ED4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63cm, 10.958cm, 27.912cm, 10.643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299cm" svg:height="9.011cm" svg:x="0.08cm" svg:y="0.059cm">
          <draw:image xlink:href="Pictures/1000000000001BAC00000C4917C7F6034EB1ED4A.jpg" xlink:type="simple" xlink:show="embed" xlink:actuate="onLoad">
            <text:p/>
          </draw:image>
        </draw:frame>
        <draw:frame draw:style-name="gr1" draw:text-style-name="P1" draw:layer="layout" svg:width="20.299cm" svg:height="6.342cm" svg:x="0.065cm" svg:y="7.902cm">
          <draw:image xlink:href="Pictures/1000000000001C20000008CA18BAF872DF4E0741.jpg" xlink:type="simple" xlink:show="embed" xlink:actuate="onLoad">
            <text:p/>
          </draw:image>
        </draw:frame>
        <draw:line draw:style-name="gr2" draw:text-style-name="P1" draw:layer="layout" svg:x1="11.5cm" svg:y1="6cm" svg:x2="11.5cm" svg:y2="7.5cm">
          <text:p/>
        </draw:line>
        <draw:line draw:style-name="gr2" draw:text-style-name="P1" draw:layer="layout" svg:x1="2.3cm" svg:y1="8.4cm" svg:x2="11.5cm" svg:y2="7.5cm">
          <text:p/>
        </draw:line>
        <draw:line draw:style-name="gr2" draw:text-style-name="P1" draw:layer="layout" svg:x1="11.6cm" svg:y1="7.5cm" svg:x2="19.2cm" svg:y2="8.4cm">
          <text:p/>
        </draw:line>
        <draw:frame draw:style-name="gr3" draw:text-style-name="P1" draw:layer="layout" svg:width="2.899cm" svg:height="1.662cm" svg:x="17.1cm" svg:y="1.5cm">
          <draw:image xlink:href="Pictures/10000000000006C7000006CB8A696B0192B15FE5.jpg" xlink:type="simple" xlink:show="embed" xlink:actuate="onLoad">
            <text:p/>
          </draw:image>
        </draw:frame>
        <draw:line draw:style-name="gr2" draw:text-style-name="P1" draw:layer="layout" svg:x1="11.6cm" svg:y1="6cm" svg:x2="11.6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cm" fo:page-height="14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13:29:47.024151165</meta:creation-date>
    <dc:date>2016-03-15T22:49:40.859722129</dc:date>
    <meta:editing-duration>PT30M6S</meta:editing-duration>
    <meta:editing-cycles>8</meta:editing-cycles>
    <meta:generator>LibreOffice/5.0.5.2$Linux_X86_64 LibreOffice_project/00m0$Build-2</meta:generator>
    <meta:document-statistic meta:object-count="7"/>
  </office:meta>
</office:document-meta>
</file>